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1">
            <text:p>0820 <text:s/>110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2">
            <text:p>0820 <text:s/>110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2">
            <text:p>0820 <text:s/>110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2">
            <text:p>0820 <text:s/>110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2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3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3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3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3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4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4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4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4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5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5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5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5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5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7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7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7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7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8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9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9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9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39">
            <text:p>0820 <text:s/>110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1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1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1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1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2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2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2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2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2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2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3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3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3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3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3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4">
            <text:p>0820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4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5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5">
            <text:p>0820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6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6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6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7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7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7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8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8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8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9">
            <text:p>0820 <text:s/>110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9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49">
            <text:p>0820 <text:s/>110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2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2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3">
            <text:p>0820 <text:s/>110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4">
            <text:p>0820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4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5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6">
            <text:p>0820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6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7">
            <text:p>0820 <text:s/>110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8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8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59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1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1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2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3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3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4">
            <text:p>0820 <text:s/>110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4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5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6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7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7">
            <text:p>0820 <text:s/>110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9">
            <text:p>0820 <text:s/>110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9">
            <text:p>0820 <text:s/>110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69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08">
            <text:p>108</text:p>
          </table:table-cell>
          <table:table-cell table:style-name="ce7" table:formula="of:=NOW()" office:value-type="date" office:date-value="2021-08-20T11:08:43.7">
            <text:p>0820 <text:s/>110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0T11:08:43.7">
            <text:p>2021/8/20 11:0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0T11:08:43.7">
            <text:p>0820 <text:s/>1108</text:p>
          </table:table-cell>
          <table:table-cell table:style-name="ce7" table:formula="of:=NOW()" office:value-type="date" office:date-value="2021-08-20T11:08:43.7">
            <text:p>0820 <text:s/>110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0T11:08:43.7">
            <text:p>0820 <text:s/>110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8">
            <text:p>0820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8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8">
            <text:p>0820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9">
            <text:p>0820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9">
            <text:p>0820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9">
            <text:p>0820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79">
            <text:p>0820 <text:s/>110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">
            <text:p>0820 <text:s/>110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">
            <text:p>0820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">
            <text:p>0820 <text:s/>110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1">
            <text:p>0820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1">
            <text:p>0820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1">
            <text:p>0820 <text:s/>110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2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2">
            <text:p>0820 <text:s/>110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2">
            <text:p>0820 <text:s/>110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2">
            <text:p>0820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3">
            <text:p>0820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3">
            <text:p>0820 <text:s/>110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3">
            <text:p>0820 <text:s/>110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3">
            <text:p>0820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4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4">
            <text:p>0820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5">
            <text:p>0820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5">
            <text:p>0820 <text:s/>110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5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5">
            <text:p>0820 <text:s/>110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5">
            <text:p>0820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6">
            <text:p>0820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6">
            <text:p>0820 <text:s/>110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6">
            <text:p>0820 <text:s/>110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6">
            <text:p>0820 <text:s/>110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7">
            <text:p>0820 <text:s/>110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7">
            <text:p>0820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7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7">
            <text:p>0820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8">
            <text:p>0820 <text:s/>1108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0T11:08:43.88">
            <text:p>0820 <text:s/>110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8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8">
            <text:p>0820 <text:s/>110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8">
            <text:p>0820 <text:s/>110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88">
            <text:p>0820 <text:s/>110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11:08:43.9">
            <text:p>0820 <text:s/>110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0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0" office:value-type="string">
            <text:p>氷。冷やす。冷たい。水で冷やす。 / 置く。首。首に置く。首に氷を置く。</text:p>
          </table:covered-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0"/>
          <table:table-cell table:style-name="ce20" office:value-type="string">
            <text:p>it was saturday, the fourtee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0" office:value-type="string">
            <text:p>alatiy[that</text:p>
          </table:table-cell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0"/>
          <table:table-cell table:style-name="ce20" office:value-type="string">
            <text:p>it was sunday, the fifteenth of august, the second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0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근처에 있다. &lt;3&gt; 내가 그 그림자로 걷기 시작하면, 그 그림자, 득, 크로도 이쪽으로 움직이기 시작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0"/>
          <table:table-cell table:style-name="ce20" office:value-type="string">
            <text:p>it was wednesday, the eighteenth of august, the thir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0" office:value-type="string">
            <text:p>sevom[thir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0"/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0" office:value-type="string">
            <text:p>akala[food / aakulu[i-eat / ta'akulu[she-eats / t^apxun</text:p>
          </table:table-cell>
          <table:table-cell table:style-name="ce20" office:value-type="string">
            <text:p>eat / I eat / she eats / we eat / food / cooking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내렸다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읽고 있는 책에서 : &lt;1&gt; `농민병사의 편지` 라는 제목의 책을 지금 읽고 있다. (2) 일본 아와테현의 어느 마을. &lt;2&gt; 이 마을에서 일본 군대에 들어갔던 마을 사람들이 자신들의 선생님 앞으로 쓴 편지. &lt;3&gt; 그들 편지를 이 선생이 자신의 집에 보관하고 있었다. &lt;4&gt; 선생이 사망 하신 뒤, 이 책의 편집자들이 유족 사람들에게서 이 편지들을 보여 주어, 허다한 편지들 중에서 일부를 선택해, 정렬해, 책 모양으로 한 것. &lt;5&gt; 그가 이 책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ziewiętnasty sierpnia, trzec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&lt;2&gt; raczej, gra wolna. &lt;3&gt; dźwięki `kan`-u na dziurze od pierwszego do piątego. &lt;4&gt; te notatki, mogłem wydmuchać łatwiejsze. &lt;5&gt; więc, zamiast dyskretnie wydmuchać każdy dźwięk, grałem podobne-do-fraz sekwencje, która składające się z trzech do pięciu nu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0"/>
          <table:table-cell table:style-name="ce20" office:value-type="string">
            <text:p>it was thursday, the ninteenth of august, the thir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نوزدهم ماه مرداد، هفته سوم، ماه هشتم. </text:p>
          </table:table-cell>
          <table:table-cell table:style-name="ce20" office:value-type="string">
            <text:p>sevom[thir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25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أنا آكل اليوم / هي أكلت / هي أكلت بالأمس / هي سوف تأكل / سيأكلون غدًا.</text:p>
          </table:table-cell>
          <table:table-cell table:style-name="ce20" office:value-type="string">
            <text:p>akulu'l'yawmi[eat-today / hiy-akaluta[she-ate / akalat[ate / bi'l'amsi / hiya-sowfa[will-takulu / saya'a[they-will~kuluwna / Gadan</text:p>
          </table:table-cell>
          <table:table-cell table:style-name="ce20" office:value-type="string">
            <text:p>I eat today / she ate / she ate yesterday / she will eat / they will eat tomorrow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26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слова -плотное-, в матемике, означает что, &lt;1&gt; в опеделенном пространстве, взять определенное количество. &lt;2&gt; если вы мо'жете найти' друго'е число' ближе к этому первому числу, то это пространство называется -пло'тным-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27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南京大屠杀。（1）西元1937年发生。&lt;2&gt;当时，日军正在进攻南京城市。&lt;3&gt; 该城市，中方的保卫军队，就是国民政府的军队。&lt;4&gt; 该军队，司令官是唐生智。&lt;5&gt; 南京市，当时是国民政府的一座首都城市。 </text:p>
          </table:table-cell>
          <table:covered-table-cell table:number-columns-repeated="2" table:style-name="ce20"/>
          <table:table-cell table:style-name="ce21" office:value-type="string">
            <text:p><text:a xlink:href="https://zh.wikipedia.org/wiki/南京大屠殺#事件">https://zh.wikipedia.org/wiki/南京大屠殺#事件</text:a></text:p>
          </table:table-cell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table:formula="of:=[.B128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（2） 以下，来写出一些进展的时间序列 &lt;1&gt; 12月8日：日军（m1）占领南京外围防御阵地。&lt;2&gt; 12日：m1：第6师团突入中华门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0T11:08:39.13">
            <text:p>0820 <text:s/>110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0T11:08:44.12">
            <text:p>0820 <text:s/>1108</text:p>
          </table:table-cell>
          <table:table-cell table:style-name="ce7" table:formula="of:=NOW()" office:value-type="date" office:date-value="2021-08-20T11:08:44.12">
            <text:p>0820 <text:s/>110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0T11:08:44.12">
            <text:p>0820 <text:s/>110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11:0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0T11:08:42.55</dc:date>
    <dc:creator>iwabuchi ken</dc:creator>
    <meta:editing-duration>P6DT6H4M1S</meta:editing-duration>
    <meta:editing-cycles>948</meta:editing-cycles>
    <meta:generator>OpenOffice/4.1.3$Win32 OpenOffice.org_project/413m1$Build-9783</meta:generator>
    <meta:document-statistic meta:table-count="2" meta:cell-count="1534" meta:object-count="0"/>
  </office:meta>
</office:document-meta>
</file>